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fo:font-weight="bold" officeooo:rsid="0001d8ac" officeooo:paragraph-rsid="0001d8ac" style:font-size-asian="15.75pt" style:font-weight-asian="bold" style:font-size-complex="18pt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fo:font-size="16pt" fo:font-weight="normal" officeooo:rsid="0001d8ac" officeooo:paragraph-rsid="0001d8ac" style:font-size-asian="14pt" style:font-weight-asian="normal" style:font-size-complex="16pt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6pt" fo:font-weight="normal" officeooo:rsid="00022d8b" officeooo:paragraph-rsid="00022d8b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6pt" fo:font-weight="normal" officeooo:rsid="00022d8b" officeooo:paragraph-rsid="00022d8b" style:font-size-asian="14pt" style:font-weight-asian="normal" style:font-size-complex="16pt" style:font-weight-complex="normal"/>
    </style:style>
    <style:style style:name="P5" style:family="paragraph" style:parent-style-name="Standard" style:list-style-name="L2">
      <style:paragraph-properties fo:text-align="justify" style:justify-single-word="false"/>
      <style:text-properties fo:font-size="16pt" fo:font-weight="normal" officeooo:rsid="00022d8b" officeooo:paragraph-rsid="00022d8b" style:font-size-asian="14pt" style:font-weight-asian="normal" style:font-size-complex="16pt" style:font-weight-complex="normal"/>
    </style:style>
    <style:style style:name="P6" style:family="paragraph" style:parent-style-name="Standard" style:list-style-name="L3">
      <style:paragraph-properties fo:text-align="justify" style:justify-single-word="false"/>
      <style:text-properties fo:font-size="16pt" fo:font-weight="normal" officeooo:rsid="00022d8b" officeooo:paragraph-rsid="00022d8b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6pt" fo:font-weight="normal" officeooo:rsid="0002dde8" officeooo:paragraph-rsid="0002dde8" style:font-size-asian="14pt" style:font-weight-asian="normal" style:font-size-complex="16pt" style:font-weight-complex="normal"/>
    </style:style>
    <style:style style:name="P8" style:family="paragraph" style:parent-style-name="Standard" style:list-style-name="L4">
      <style:paragraph-properties fo:text-align="justify" style:justify-single-word="false"/>
      <style:text-properties fo:font-size="16pt" fo:font-weight="normal" officeooo:rsid="0002dde8" officeooo:paragraph-rsid="0002dde8" style:font-size-asian="14pt" style:font-weight-asian="normal" style:font-size-complex="16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6pt" fo:font-weight="normal" officeooo:rsid="00035613" officeooo:paragraph-rsid="00035613" style:font-size-asian="14pt" style:font-weight-asian="normal" style:font-size-complex="16pt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fo:font-size="16pt" fo:font-weight="normal" officeooo:rsid="0004202f" officeooo:paragraph-rsid="0004202f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6pt" fo:font-weight="normal" officeooo:rsid="0004202f" officeooo:paragraph-rsid="0004202f" style:font-size-asian="14pt" style:font-weight-asian="normal" style:font-size-complex="16pt" style:font-weight-complex="normal"/>
    </style:style>
    <style:style style:name="P12" style:family="paragraph" style:parent-style-name="Standard" style:list-style-name="L4">
      <style:paragraph-properties fo:text-align="justify" style:justify-single-word="false"/>
      <style:text-properties fo:font-size="16pt" fo:font-weight="normal" officeooo:rsid="00043324" officeooo:paragraph-rsid="00043324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6pt" fo:font-weight="normal" officeooo:rsid="00043324" officeooo:paragraph-rsid="00043324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6pt" fo:font-weight="normal" officeooo:rsid="0004bf59" officeooo:paragraph-rsid="0004bf59" style:font-size-asian="14pt" style:font-weight-asian="normal" style:font-size-complex="16pt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6pt" fo:font-weight="normal" officeooo:rsid="000657e7" officeooo:paragraph-rsid="000657e7" style:font-size-asian="14pt" style:font-weight-asian="normal" style:font-size-complex="16pt" style:font-weight-complex="normal"/>
    </style:style>
    <style:style style:name="P16" style:family="paragraph" style:parent-style-name="Standard" style:list-style-name="L3">
      <style:paragraph-properties fo:text-align="justify" style:justify-single-word="false"/>
      <style:text-properties fo:font-size="16pt" fo:font-weight="normal" officeooo:rsid="00098158" officeooo:paragraph-rsid="00098158" style:font-size-asian="14pt" style:font-weight-asian="normal" style:font-size-complex="16pt" style:font-weight-complex="normal"/>
    </style:style>
    <style:style style:name="P17" style:family="paragraph" style:parent-style-name="Standard" style:list-style-name="L4">
      <style:paragraph-properties fo:text-align="justify" style:justify-single-word="false"/>
      <style:text-properties fo:font-size="16pt" fo:font-weight="normal" officeooo:rsid="000a9cd3" officeooo:paragraph-rsid="000a9cd3" style:font-size-asian="14pt" style:font-weight-asian="normal" style:font-size-complex="16pt" style:font-weight-complex="normal"/>
    </style:style>
    <style:style style:name="P18" style:family="paragraph" style:parent-style-name="Standard" style:list-style-name="L4">
      <style:paragraph-properties fo:text-align="justify" style:justify-single-word="false"/>
      <style:text-properties fo:font-size="16pt" fo:font-weight="normal" officeooo:rsid="000b5ee0" officeooo:paragraph-rsid="000b8aad" style:font-size-asian="14pt" style:font-weight-asian="normal" style:font-size-complex="16pt" style:font-weight-complex="normal"/>
    </style:style>
    <style:style style:name="P19" style:family="paragraph" style:parent-style-name="Standard" style:list-style-name="L4">
      <style:paragraph-properties fo:text-align="justify" style:justify-single-word="false"/>
      <style:text-properties fo:font-size="16pt" fo:font-weight="normal" officeooo:rsid="000b5ee0" officeooo:paragraph-rsid="000c5b77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6pt" fo:font-weight="bold" officeooo:rsid="00022d8b" officeooo:paragraph-rsid="00022d8b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6pt" fo:font-weight="bold" officeooo:rsid="0002dde8" officeooo:paragraph-rsid="0002dde8" style:font-size-asian="14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3664" style:font-weight-asian="bold" style:font-weight-complex="bold"/>
    </style:style>
    <style:style style:name="T3" style:family="text">
      <style:text-properties fo:font-weight="bold" officeooo:rsid="000b8aad" style:font-weight-asian="bold" style:font-weight-complex="bold"/>
    </style:style>
    <style:style style:name="T4" style:family="text">
      <style:text-properties fo:font-weight="bold" officeooo:rsid="000c5b77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AI research centres</text:p>
      <text:p text:style-name="P1"/>
      <text:list xml:id="list8329919617610439538" text:style-name="L1">
        <text:list-item>
          <text:p text:style-name="P2">Centre for Artificial Intelligence and Robotics (India): <text:a xlink:type="simple" xlink:href="https://en.wikipedia.org/wiki/Centre_for_Artificial_Intelligence_and_Robotics">https://en.wikipedia.org/wiki/Centre_for_Artificial_Intelligence_and_Robotics</text:a> (part of India's DRDO)</text:p>
        </text:list-item>
        <text:list-item>
          <text:p text:style-name="P2">German Research Centre for Artificial Intelligence (Berlin): <text:a xlink:type="simple" xlink:href="https://en.wikipedia.org/wiki/German_Research_Centre_for_Artificial_Intelligence">https://en.wikipedia.org/wiki/German_Research_Centre_for_Artificial_Intelligence</text:a> </text:p>
        </text:list-item>
        <text:list-item>
          <text:p text:style-name="P2">SRI International's Artificial Intelligence Center (U.S.): <text:a xlink:type="simple" xlink:href="http://www.ai.sri.com/about/">http://www.ai.sri.com/about/</text:a> </text:p>
        </text:list-item>
        <text:list-item>
          <text:p text:style-name="P2">Centre for Robotics and Artificial Intelligence (Singapore): <text:a xlink:type="simple" xlink:href="http://www.sp.edu.sg/wps/portal/vp-spws/scheee.i.rdcentres.roboai">http://www.sp.edu.sg/wps/portal/vp-spws/scheee.i.rdcentres.roboai</text:a> </text:p>
        </text:list-item>
        <text:list-item>
          <text:p text:style-name="P2">Centre for Artificial Intelligence and Intelligent Computing (Malaysia): <text:a xlink:type="simple" xlink:href="http://www.ftsm.ukm.my/cait/">http://www.ftsm.ukm.my/cait/</text:a> </text:p>
        </text:list-item>
        <text:list-item>
          <text:p text:style-name="P2">Oxford Centre for Theoretical Neuroscience and Artificial Intelligence (UK): <text:a xlink:type="simple" xlink:href="http://www.psy.ox.ac.uk/research/oxford-centre-for-theoretical-neuroscience-and-artificial-intelligence">http://www.psy.ox.ac.uk/research/oxford-centre-for-theoretical-neuroscience-and-artificial-intelligence</text:a> </text:p>
        </text:list-item>
        <text:list-item>
          <text:p text:style-name="P2">Institute for Artificial Intelligence, University of Georgia (U.S): <text:a xlink:type="simple" xlink:href="http://www.ai.uga.edu/">http://www.ai.uga.edu/</text:a> </text:p>
        </text:list-item>
        <text:list-item>
          <text:p text:style-name="P2">Facebook Artificial Intelligence Centre in Paris (France): <text:a xlink:type="simple" xlink:href="http://siliconupdates.com/news/facebook-starts-artificial-intelligence-research-center-in-paris/">http://siliconupdates.com/news/facebook-starts-artificial-intelligence-research-center-in-paris/</text:a> </text:p>
        </text:list-item>
        <text:list-item>
          <text:p text:style-name="P2">Centre for Artificial Intelligence Research (South Africa): <text:a xlink:type="simple" xlink:href="http://www.cair.za.net/">http://www.cair.za.net/</text:a> </text:p>
        </text:list-item>
        <text:list-item>
          <text:p text:style-name="P2">Stanford Artificial Intelligence Laboratory (U.S): <text:a xlink:type="simple" xlink:href="https://ai.stanford.edu/">https://ai.stanford.edu/</text:a> </text:p>
        </text:list-item>
        <text:list-item>
          <text:p text:style-name="P3">MIT Computer Science and Artificial Intelligence Laboratory (U.S.): <text:a xlink:type="simple" xlink:href="https://www.csail.mit.edu/">https://www.csail.mit.edu/</text:a> </text:p>
        </text:list-item>
        <text:list-item>
          <text:p text:style-name="P3">Artificial Intelligence Research Group, Harvard (U.S.): <text:a xlink:type="simple" xlink:href="http://www.eecs.harvard.edu/ai/">http://www.eecs.harvard.edu/ai/</text:a> </text:p>
        </text:list-item>
        <text:list-item>
          <text:p text:style-name="P3">Center for Intelligent Systems at UC Berkeley (U.S.): <text:a xlink:type="simple" xlink:href="http://www.eecs.berkeley.edu/CIS/">http://www.eecs.berkeley.edu/CIS/</text:a> </text:p>
        </text:list-item>
        <text:list-item>
          <text:p text:style-name="P3">Navy Center for Applied Research in Artificial Intelligence: <text:a xlink:type="simple" xlink:href="http://www.nrl.navy.mil/itd/aic/">http://www.nrl.navy.mil/itd/aic/</text:a> </text:p>
        </text:list-item>
        <text:list-item>
          <text:p text:style-name="P9">Japanese Society for Artificial Intelligence: <text:a xlink:type="simple" xlink:href="http://www.ai-gakkai.or.jp/en">http://www.ai-gakkai.or.jp/en</text:a> </text:p>
        </text:list-item>
        <text:list-item>
          <text:p text:style-name="P9">Artificial Intelligence Research Centre (Japan): <text:soft-page-break/><text:a xlink:type="simple" xlink:href="https://unit.aist.go.jp/airc/index_en.html">https://unit.aist.go.jp/airc/index_en.html</text:a> </text:p>
        </text:list-item>
        <text:list-item>
          <text:p text:style-name="P15"><text:span text:style-name="T1">Artificial Intelligence Applications Institute (Scotland): </text:span><text:a xlink:type="simple" xlink:href="http://www.aiai.ed.ac.uk/"><text:span text:style-name="T1">http://www.aiai.ed.ac.uk/</text:span></text:a><text:span text:style-name="T1"> *** </text:span><text:span text:style-name="T2">(works with GCHQ)</text:span></text:p>
        </text:list-item>
      </text:list>
      <text:p text:style-name="P4"/>
      <text:p text:style-name="P20">Research journals</text:p>
      <text:p text:style-name="P20"/>
      <text:list xml:id="list7073513336356316093" text:style-name="L2">
        <text:list-item>
          <text:p text:style-name="P5">Journal of Artificial Intelligence Research (JAIR): <text:a xlink:type="simple" xlink:href="http://www.jair.org/">http://www.jair.org/</text:a> </text:p>
        </text:list-item>
        <text:list-item>
          <text:p text:style-name="P10">IEEE Intelligent Systems journal: <text:a xlink:type="simple" xlink:href="http://ieeexplore.ieee.org/xpl/aboutJournal.jsp?reload=true&amp;punumber=9670">http://ieeexplore.ieee.org/xpl/aboutJournal.jsp?reload=true&amp;punumber=9670</text:a> </text:p>
        </text:list-item>
      </text:list>
      <text:p text:style-name="P11"/>
      <text:p text:style-name="P14"><text:span text:style-name="T1">AI resources: </text:span><text:a xlink:type="simple" xlink:href="http://www.zillman.us/subject-tracers/artificial-intelligence-resources/">http://www.zillman.us/subject-tracers/artificial-intelligence-resources/</text:a> *** </text:p>
      <text:p text:style-name="P4"/>
      <text:p text:style-name="P20">AI projects</text:p>
      <text:p text:style-name="P20"/>
      <text:list xml:id="list4671638778319207603" text:style-name="L3">
        <text:list-item>
          <text:p text:style-name="P6">List of AI projects: <text:a xlink:type="simple" xlink:href="https://en.wikipedia.org/wiki/List_of_artificial_intelligence_projects">https://en.wikipedia.org/wiki/List_of_artificial_intelligence_projects</text:a> </text:p>
        </text:list-item>
        <text:list-item>
          <text:p text:style-name="P16"><text:span text:style-name="T1">AIAI projects: </text:span><text:a xlink:type="simple" xlink:href="http://www.aiai.ed.ac.uk/projects.html"><text:span text:style-name="T1">http://www.aiai.ed.ac.uk/projects.html</text:span></text:a><text:span text:style-name="T1"> ***</text:span></text:p>
        </text:list-item>
      </text:list>
      <text:p text:style-name="P4"/>
      <text:p text:style-name="P21">People</text:p>
      <text:p text:style-name="P21"/>
      <text:list xml:id="list1533167495154451795" text:style-name="L4">
        <text:list-item>
          <text:p text:style-name="P8">John McCarthy: <text:a xlink:type="simple" xlink:href="https://en.wikipedia.org/wiki/John_McCarthy_%28computer_scientist%28">https://en.wikipedia.org/wiki/John_McCarthy_%28computer_scientist%28</text:a> </text:p>
        </text:list-item>
        <text:list-item>
          <text:p text:style-name="P8">Alan Turing: <text:a xlink:type="simple" xlink:href="https://en.wikipedia.org/wiki/Alan_Turing">https://en.wikipedia.org/wiki/Alan_Turing</text:a></text:p>
        </text:list-item>
        <text:list-item>
          <text:p text:style-name="P8">Marvin Minsky: <text:a xlink:type="simple" xlink:href="https://en.wikipedia.org/wiki/Marvin_Minsky">https://en.wikipedia.org/wiki/Marvin_Minsky</text:a> </text:p>
        </text:list-item>
        <text:list-item>
          <text:p text:style-name="P12">Edward Feigenbaum: <text:a xlink:type="simple" xlink:href="http://www.computer.org/cms/Computer.org/ComputingNow/homepage/2011/0811/rW_IS_AIsHallofFame.pdf">http://www.computer.org/cms/Computer.org/ComputingNow/homepage/2011/0811/rW_IS_AIsHallofFame.pdf</text:a> </text:p>
        </text:list-item>
        <text:list-item>
          <text:p text:style-name="P12">Douglas Engelbart: <text:a xlink:type="simple" xlink:href="http://www.computer.org/cms/Computer.org/ComputingNow/homepage/2011/0811/rW_IS_AIsHallofFame.pdf">http://www.computer.org/cms/Computer.org/ComputingNow/homepage/2011/0811/rW_IS_AIsHallofFame.pdf</text:a> </text:p>
        </text:list-item>
        <text:list-item>
          <text:p text:style-name="P12">Tim Berners-Lee: <text:a xlink:type="simple" xlink:href="http://www.computer.org/cms/Computer.org/ComputingNow/homepage/2011/0811/rW_IS_AIsHallofFame.pdf">http://www.computer.org/cms/Computer.org/ComputingNow/homepage/2011/0811/rW_IS_AIsHallofFame.pdf</text:a> </text:p>
        </text:list-item>
        <text:list-item>
          <text:p text:style-name="P12">Lotfi Zadeh: <text:a xlink:type="simple" xlink:href="http://www.computer.org/cms/Computer.org/ComputingNow/homepage/2011/0811/rW_IS_AIsHallofFame.pdf">http://www.computer.org/cms/Computer.org/ComputingNow/homepa</text:a><text:soft-page-break/><text:a xlink:type="simple" xlink:href="http://www.computer.org/cms/Computer.org/ComputingNow/homepage/2011/0811/rW_IS_AIsHallofFame.pdf">ge/2011/0811/rW_IS_AIsHallofFame.pdf</text:a> </text:p>
        </text:list-item>
        <text:list-item>
          <text:p text:style-name="P12">Noam Chomsky: <text:a xlink:type="simple" xlink:href="http://www.computer.org/cms/Computer.org/ComputingNow/homepage/2011/0811/rW_IS_AIsHallofFame.pdf">http://www.computer.org/cms/Computer.org/ComputingNow/homepage/2011/0811/rW_IS_AIsHallofFame.pdf</text:a> </text:p>
        </text:list-item>
        <text:list-item>
          <text:p text:style-name="P12">Raj Reddy: <text:a xlink:type="simple" xlink:href="http://www.computer.org/cms/Computer.org/ComputingNow/homepage/2011/0811/rW_IS_AIsHallofFame.pdf">http://www.computer.org/cms/Computer.org/ComputingNow/homepage/2011/0811/rW_IS_AIsHallofFame.pdf</text:a> </text:p>
        </text:list-item>
        <text:list-item>
          <text:p text:style-name="P12">Judea Pearl: <text:a xlink:type="simple" xlink:href="http://www.computer.org/cms/Computer.org/ComputingNow/homepage/2011/0811/rW_IS_AIsHallofFame.pdf">http://www.computer.org/cms/Computer.org/ComputingNow/homepage/2011/0811/rW_IS_AIsHallofFame.pdf</text:a> </text:p>
        </text:list-item>
        <text:list-item>
          <text:p text:style-name="P12">Nils J. Nilson: <text:a xlink:type="simple" xlink:href="http://www.computer.org/cms/Computer.org/ComputingNow/homepage/2011/0811/rW_IS_AIsHallofFame.pdf">http://www.computer.org/cms/Computer.org/ComputingNow/homepage/2011/0811/rW_IS_AIsHallofFame.pdf</text:a> </text:p>
        </text:list-item>
        <text:list-item>
          <text:p text:style-name="P17"><text:span text:style-name="T1">AIAI people: </text:span><text:a xlink:type="simple" xlink:href="http://www.aiai.ed.ac.uk/people-2011.html"><text:span text:style-name="T1">http://www.aiai.ed.ac.uk/people-2011.html</text:span></text:a><text:span text:style-name="T1"> *** </text:span></text:p>
        </text:list-item>
        <text:list-item>
          <text:p text:style-name="P19"><text:span text:style-name="T1">Amy Sliva (Northeastern University): </text:span><text:a xlink:type="simple" xlink:href="http://www.northeastern.edu/neuhome/aboutnortheastern/newsvideos/politicalscience.html"><text:span text:style-name="T1">http://www.northeastern.edu/neuhome/aboutnortheastern/newsvideos/politicalscience.html</text:span></text:a><text:span text:style-name="T1"> (“Artificial intelligence meets political science”) *** – </text:span><text:span text:style-name="T3">her research: </text:span><text:a xlink:type="simple" xlink:href="http://www.ccs.neu.edu/home/asliva/research.html"><text:span text:style-name="T3">http://www.ccs.neu.edu/home/asliva/research.html</text:span></text:a><text:span text:style-name="T3"> </text:span><text:span text:style-name="T4">+ AI and cyber security: </text:span><text:a xlink:type="simple" xlink:href="http://wamc.org/post/dr-amy-sliva-northeastern-university-artificial-intelligence-and-cyber-security#stream/0"><text:span text:style-name="T4">http://wamc.org/post/dr-amy-sliva-northeastern-university-artificial-intelligence-and-cyber-security#stream/0</text:span></text:a><text:span text:style-name="T4"> </text:span></text:p>
        </text:list-item>
        <text:list-item>
          <text:p text:style-name="P18"><text:span text:style-name="T3"/></text:p>
        </text:list-item>
      </text:list>
      <text:p text:style-name="P1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21:13:26.679123988</meta:creation-date>
    <dc:date>2015-07-24T00:24:53.277716018</dc:date>
    <meta:editing-duration>PT2H40M58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3" meta:paragraph-count="40" meta:word-count="267" meta:character-count="3886" meta:non-whitespace-character-count="3661"/>
  </office:meta>
</office:document-meta>
</file>